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Times New Roman"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00%" fo:text-align="start" style:justify-single-word="false">
        <style:tab-stops>
          <style:tab-stop style:position="0.714cm"/>
        </style:tab-stops>
      </style:paragraph-properties>
    </style:style>
    <style:style style:name="P2" style:family="paragraph" style:parent-style-name="Standard">
      <style:paragraph-properties fo:margin-top="0cm" fo:margin-bottom="0.353cm" fo:line-height="100%" fo:text-align="center" style:justify-single-word="false">
        <style:tab-stops>
          <style:tab-stop style:position="0.714cm"/>
        </style:tab-stops>
      </style:paragraph-properties>
      <style:text-properties style:use-window-font-color="true" style:font-name="Times New Roman" fo:font-size="12pt" fo:language="fr" fo:country="FR" fo:font-style="normal" style:text-underline-style="none" fo:font-weight="bold" style:text-underline-mode="continuous" style:text-overline-mode="continuous" style:text-line-through-mode="continuous" fo:background-color="transparent" style:font-name-asian="Calibri1" style:font-size-asian="12pt" style:font-style-asian="normal" style:font-weight-asian="bold" style:font-name-complex="Calibri1" style:font-size-complex="12pt" style:font-style-complex="normal" style:font-weight-complex="bold"/>
    </style:style>
    <style:style style:name="P3" style:family="paragraph" style:parent-style-name="Standard">
      <style:paragraph-properties fo:margin-top="0cm" fo:margin-bottom="0.353cm" fo:line-height="100%" fo:text-align="start" style:justify-single-word="false">
        <style:tab-stops>
          <style:tab-stop style:position="0.714cm"/>
        </style:tab-stops>
      </style:paragraph-properties>
      <style:text-properties style:use-window-font-color="true" style:font-name="Times New Roman" fo:font-size="12pt" fo:language="fr" fo:country="FR" fo:font-style="normal" style:text-underline-style="none" fo:font-weight="normal" style:text-underline-mode="continuous" style:text-overline-mode="continuous" style:text-line-through-mode="continuous" fo:background-color="transparent" style:font-name-asian="Calibri1" style:font-size-asian="12pt" style:font-style-asian="normal" style:font-weight-asian="normal" style:font-name-complex="Calibri1" style:font-size-complex="12pt" style:font-style-complex="normal" style:font-weight-complex="normal"/>
    </style:style>
    <style:style style:name="P4" style:family="paragraph" style:parent-style-name="Standard">
      <style:paragraph-properties fo:margin-top="0cm" fo:margin-bottom="0.353cm" fo:line-height="100%" fo:text-align="start" style:justify-single-word="false">
        <style:tab-stops>
          <style:tab-stop style:position="0.714cm"/>
        </style:tab-stops>
      </style:paragraph-properties>
      <style:text-properties style:use-window-font-color="true" style:font-name="Times New Roman" fo:font-size="12pt" fo:language="fr" fo:country="FR"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5" style:family="paragraph" style:parent-style-name="Standard">
      <style:paragraph-properties fo:margin-top="0cm" fo:margin-bottom="0.353cm" fo:line-height="100%" fo:text-align="start" style:justify-single-word="false">
        <style:tab-stops>
          <style:tab-stop style:position="0.714cm"/>
        </style:tab-stops>
      </style:paragraph-properties>
      <style:text-properties style:use-window-font-color="true" style:font-name="Times New Roman" fo:font-size="12pt" fo:language="fr" fo:country="FR" fo:font-style="normal" style:text-underline-style="solid" style:text-underline-width="auto" style:text-underline-color="font-color" fo:font-weight="normal" style:text-underline-mode="continuous" style:text-overline-mode="continuous" style:text-line-through-mode="continuous" fo:background-color="transparent" style:font-name-asian="Calibri1" style:font-size-asian="12pt" style:font-style-asian="normal" style:font-weight-asian="normal" style:font-name-complex="Calibri1" style:font-size-complex="12pt" style:font-style-complex="normal" style:font-weight-complex="normal"/>
    </style:style>
    <style:style style:name="P6" style:family="paragraph" style:parent-style-name="Standard">
      <style:paragraph-properties fo:margin-top="0cm" fo:margin-bottom="0.353cm" fo:line-height="100%" fo:text-align="start" style:justify-single-word="false">
        <style:tab-stops>
          <style:tab-stop style:position="0.714cm"/>
        </style:tab-stops>
      </style:paragraph-properties>
      <style:text-properties style:use-window-font-color="true" style:font-name="Times New Roman" fo:font-size="12pt" fo:language="fr" fo:country="FR" fo:font-style="normal" style:text-underline-style="solid" style:text-underline-width="auto" style:text-underline-color="font-color"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7" style:family="paragraph" style:parent-style-name="Standard">
      <style:paragraph-properties fo:margin-top="0cm" fo:margin-bottom="0cm" fo:line-height="100%" fo:text-align="start" style:justify-single-word="false">
        <style:tab-stops>
          <style:tab-stop style:position="0.714cm"/>
        </style:tab-stops>
      </style:paragraph-properties>
      <style:text-properties style:use-window-font-color="true" style:font-name="Times New Roman" fo:font-size="12pt" fo:language="fr" fo:country="FR"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T1" style:family="text">
      <style:text-properties style:use-window-font-color="true" style:font-name="Calibri1" fo:font-size="12pt" fo:language="fr" fo:country="FR" fo:font-style="normal" style:text-underline-style="none" fo:font-weight="normal" style:text-underline-mode="continuous" style:text-overline-mode="continuous" style:text-line-through-mode="continuous" fo:background-color="transparent" style:font-name-asian="Calibri1" style:font-size-asian="12pt" style:font-style-asian="normal" style:font-weight-asian="normal" style:font-name-complex="Calibri1" style:font-size-complex="12pt" style:font-style-complex="normal" style:font-weight-complex="normal"/>
    </style:style>
    <style:style style:name="T2" style:family="text">
      <style:text-properties style:use-window-font-color="true" style:font-name="Times New Roman" fo:font-size="12pt" fo:language="fr" fo:country="FR"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T3" style:family="text">
      <style:text-properties style:font-name="Times New Roman" fo:language="fr" fo:country="FR"/>
    </style:style>
    <style:style style:name="T4" style:family="text">
      <style:text-properties style:font-name="Calibri1"/>
    </style:style>
    <style:style style:name="T5" style:family="text">
      <style:text-properties style:text-underline-style="solid" style:text-underline-width="auto" style:text-underline-color="font-color"/>
    </style:style>
    <style:style style:name="T6" style:family="text">
      <style:text-properties fo:background-color="#cccccc"/>
    </style:style>
    <style:style style:name="T7" style:family="text">
      <style:text-properties fo:language="fr" fo:country="FR"/>
    </style:style>
    <style:style style:name="T8"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pport</text:p>
      <text:p text:style-name="P3"><text:span text:style-name="T5">Introduction</text:span><text:span text:style-name="T4"> </text:span></text:p>
      <text:p text:style-name="P1"><text:span text:style-name="T2">Ce projet a été réalisé par Aghiles Ferrat </text:span><text:span text:style-name="T3">(</text:span><text:a xlink:type="simple" xlink:href="mailto:ferrat.aghiles@etu.u-pec.fr" text:style-name="Internet_20_link" text:visited-style-name="Visited_20_Internet_20_Link"><text:span text:style-name="T7">ferrat.aghiles@etu.u-pec.fr</text:span></text:a><text:span text:style-name="T1">)</text:span><text:span text:style-name="T7"> </text:span><text:span text:style-name="T2">et Brandon Alves (</text:span><text:a xlink:type="simple" xlink:href="mailto:alves.da-silva-alves@etu.u-pec.fr" text:style-name="Internet_20_link" text:visited-style-name="Visited_20_Internet_20_Link"><text:span text:style-name="T7">alves.da-silva-alves@etu.u-pec.fr</text:span></text:a><text:span text:style-name="T2">). Il a été initié en février 2019 et est toujours en cours de développement. Le but de cette application est de reproduire une version du jeu Pokémon. Pour le développement de ce jeu, nous avons utilisé le framework CodeIgniter. De plus nous avons utilisé la plate-forme de développement WampServer. Enfin l'application est disponible sur GitHub : </text:span><text:a xlink:type="simple" xlink:href="https://github.com/Sevla8/Pokemon" text:style-name="Internet_20_link" text:visited-style-name="Visited_20_Internet_20_Link"><text:span text:style-name="T7">https://github.com/Sevla8/Pokémon</text:span></text:a><text:span text:style-name="T2">.</text:span></text:p>
      <text:p text:style-name="P5">Configuration</text:p>
      <text:p text:style-name="P4">On se place dans le répertoire père <text:span text:style-name="T6">Pokémon/</text:span>.</text:p>
      <text:p text:style-name="P4">Le fichier générant la base de données de l'application est <text:span text:style-name="T6">database/Pokémon.sql</text:span>.</text:p>
      <text:p text:style-name="P4">Le fichier de configuration de la base de données est <text:span text:style-name="T6">application/config/database.php</text:span> dans lequel les lignes 78 à 81 sont à modifier en fonction de votre environnement.</text:p>
      <text:p text:style-name="P4">Le fichier de configuration principal est <text:span text:style-name="T6">application/config/config.php</text:span>, dans lequel on trouve les variables de configurations <text:span text:style-name="T6">$config['base_url']</text:span> et <text:span text:style-name="T6">$config['index_page']</text:span>.</text:p>
      <text:p text:style-name="P7">Le routage de l'application est le suivant :</text:p>
      <text:p text:style-name="P4"><text:span text:style-name="T6">$config['base_url']/$config['index_page']/controller/method/</text:span>.</text:p>
      <text:p text:style-name="P4">Le fichier <text:span text:style-name="T6">.htaccess</text:span> permet d'activer le module de réécriture d'URL afin de se passer de <text:span text:style-name="T6">$config['index_page']</text:span>.</text:p>
      <text:p text:style-name="P4">Enfin les adresses renseignés dans les fichiers JavaScript (<text:span text:style-name="T6">application/links/js/*</text:span>) sont écrites en dur. Il faut donc les récrire en remplaçant <text:span text:style-name="T6">http://localhost/Pokémon</text:span> par la valeur de votre variable <text:span text:style-name="T6">$config['base_url']</text:span>. Une perspective d'évolution serait de contourner se désagrément en faisant des fichiers PHP plutôt que JS afin d'utiliser la fonction <text:span text:style-name="T6">site_url</text:span> qui prends en compte les valeurs de <text:span text:style-name="T6">$config['base_url']</text:span> et <text:span text:style-name="T6">$config['index_page']</text:span>.</text:p>
      <text:p text:style-name="P6">Inscription</text:p>
      <text:p text:style-name="P7">A partir d'ici, on ne renseignera plus que le nom du controller et de sa méthode sous la forme controller/method pour écrire une adresse au lieu de réécrire à chaque fois </text:p>
      <text:p text:style-name="P4"><text:span text:style-name="T6">$config['base_url']/$config['index_page']/controller/method/</text:span>.</text:p>
      <text:p text:style-name="P4">Pour s'inscrire il faut accéder à <text:span text:style-name="T6">user/inscription</text:span>.</text:p>
      <text:p text:style-name="P6">Connexion</text:p>
      <text:p text:style-name="P4">Pour se connecter il faut accéder à <text:span text:style-name="T6">user/connection</text:span>.</text:p>
      <text:p text:style-name="P6">Home</text:p>
      <text:p text:style-name="P4">On a le choix entre gérer son équipe, aller chasser des Pokémon, combattre, voir le pokédex, ou faire des emplettes.</text:p>
      <text:p text:style-name="P4">La date de dernière activité est mise à jour.</text:p>
      <text:p text:style-name="P4">On reçoit une alerte si on nous a envoyé un challenge.</text:p>
      <text:p text:style-name="P4">Si un combat était en cours il est déclaré comme abandonné.</text:p>
      <text:p text:style-name="P6"><text:soft-page-break/>Pokédex</text:p>
      <text:p text:style-name="P4">On peut regarder les statistiques des différents Pokémon. Le pokédex considère qu'Evoli n'a pas d'évolution pour simplifier les choses.</text:p>
      <text:p text:style-name="P4">C'est ici que votre aide sur « comment sélectionner des données » dans la base de données nous a été indispensable et nous a aider tout au long du projet.</text:p>
      <text:p text:style-name="P6">Team</text:p>
      <text:p text:style-name="P4">On peut gérer son équipe ou gérer le PC (là où sont stockés les Pokémon qui ne font pas partie de l'équipe).</text:p>
      <text:p text:style-name="P4">Dans la gestion de l'équipe on peut modifier l'ordre des Pokémon, utiliser une potion (la potion restaure tout les PV).</text:p>
      <text:p text:style-name="P4">Dans la gestion du PC on peut stocker un Pokémon ou en retirer un dépendamment du nombre de Pokémon dans son équipe. On accepte une équipe constitué d'aucun Pokémon.</text:p>
      <text:p text:style-name="P6">Shop</text:p>
      <text:p text:style-name="P4">Dans la boutique on peut acheter des potions ou pokéballs si on a suffisamment de pokédollars.</text:p>
      <text:p text:style-name="P6">Hunt</text:p>
      <text:p text:style-name="P4">Ici on tombe sur un Pokémon choisit aléatoirement. Cependant plus l'attribut « rarity » de la table pokédex est élevé et moins on a de chance de tombé sur ce Pokémon. Ici on n'a pas pris en compte la gestion des équipe : on ne peut pas changer de Pokémon en cours de combat et si notre Pokémon est vaincu le Pokémon sauvage s'enfuit. Une attaque qui n'inflige pas de dégât, et donc qui est censé altérer les statistiques des Pokémon sont prises en compte mais n'ont aucun effet. Par exemple « poudre dodo » n'endort pas l'adversaire et « flash » n'augmente pas la vitesse de l'attaquant. A tout moment on a la possibilité de lancé une pokéball. Si le Pokémon sauvage à moins de 10% de ses PV alors on a une chance sur deux de l'attraper. Si c'est le cas on est redirigé vers la gestion de l'équipe.</text:p>
      <text:p text:style-name="P6">Fight</text:p>
      <text:p text:style-name="P4">Ici on peut défier un adversaire connecté, accepter un challenge, envoyer un challenge à un adversaire connecté ou combattre. Si on accepte un challenge on est redirigé vers le combat. On peut alors changer de Pokémon, utiliser une potion, ou attaquer. À chaque tour les Pokémon qui combattent gagnent 10 points d'XP. Ils peuvent également monter en niveau et évoluer. Lors d'une monté en niveau ou d'une évolution les Pokémon apprennent automatiquement leurs attaques. A la fin d'un combat (lorsqu'un entraîneur n'a plus de Pokémon en état de combattre), le gagnant gagne 100 pokédollars et le perdant en perd 100. Le jeu accepte de faire crédit au perdant s'il n'a pas suffisamment de pokédollars, en attendant que ce dernier se refasse.</text:p>
      <text:p text:style-name="P4">Une perspective d'évolution serait de faire un chronomètre pour gérer les cas d'abandon : au bout d'un certain temps d'activité le joueur dont c'est le tour est déclaré perdant.</text:p>
      <text:p text:style-name="P4">En relisant le sujet nous avons comprit que les deux joueurs doivent jouer en même temps : un tour équivaut à une action d'une part et d'autre. Nous avons créer une nouvelle branche intitulé <text:span text:style-name="T6">fight</text:span> pour traiter les combats de cette manière mais nous nous somme heurté à des difficultés et avons préféré continuer de la manière dont nous avions commencé par peur de ne pas réussir à terminer les combats avant la date fatidique. En effet ici un tour équivaut à une action d'un joueur.</text:p>
      <text:p text:style-name="P4">Nous n'avons pas non plus considéré la vitesse d'attaque des Pokémon.</text:p>
      <text:p text:style-name="P6">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Times New Roman"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fr" fo:country="FR"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fr" fo:country="FR"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5-12T19:18:05.16</dc:date>
    <dc:creator>Brandon Alves</dc:creator>
    <meta:editing-duration>PT1H48M45S</meta:editing-duration>
    <meta:editing-cycles>19</meta:editing-cycles>
    <meta:generator>OpenOffice/4.1.5$Win32 OpenOffice.org_project/415m1$Build-9789</meta:generator>
    <meta:document-statistic meta:table-count="0" meta:image-count="0" meta:object-count="0" meta:page-count="2" meta:paragraph-count="40" meta:word-count="861" meta:character-count="5375"/>
  </office:meta>
</office:document-meta>
</file>